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215.35pt"/>
    </style:style>
    <style:style style:name="co3" style:family="table-column">
      <style:table-column-properties fo:break-before="auto" style:column-width="195.31pt"/>
    </style:style>
    <style:style style:name="co4" style:family="table-column">
      <style:table-column-properties fo:break-before="auto" style:column-width="585.8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6.04pt"/>
    </style:style>
    <style:style style:name="co7" style:family="table-column">
      <style:table-column-properties fo:break-before="auto" style:column-width="169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2" style:family="table-cell" style:parent-style-name="Default">
      <style:text-properties style:font-name="Century Gothic"/>
    </style:style>
    <style:style style:name="ce5" style:family="table-cell" style:parent-style-name="Default">
      <style:table-cell-properties fo:wrap-option="wrap"/>
      <style:text-properties style:font-name="Century Gothic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8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Code Inform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5"/>
        <table:table-column table:style-name="co2" table:number-columns-repeated="1020" table:default-cell-style-name="ce5"/>
        <table:table-row table:style-name="ro1">
          <table:table-cell office:value-type="string" calcext:value-type="string">
            <text:p>Column_1</text:p>
          </table:table-cell>
          <table:table-cell office:value-type="string" calcext:value-type="string">
            <text:p>Column_2</text:p>
          </table:table-cell>
          <table:table-cell table:style-name="ce1" office:value-type="string" calcext:value-type="string">
            <text:p>Column_3</text:p>
          </table:table-cell>
          <table:table-cell table:style-name="ce1" office:value-type="string" calcext:value-type="string">
            <text:p>Column_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ble Codes:</text:p>
          </table:table-cell>
          <table:table-cell table:number-columns-repeated="1023"/>
        </table:table-row>
        <table:table-row table:style-name="ro2">
          <table:table-cell table:style-name="ce2"/>
          <table:table-cell office:value-type="string" calcext:value-type="string">
            <text:p>General:</text:p>
          </table:table-cell>
          <table:table-cell table:style-name="ce1" office:value-type="string" calcext:value-type="string">
            <text:p>Building/Dwelling Code IBC 2009 (WI Commercial Building Code SPS 362)</text:p>
          </table:table-cell>
          <table:table-cell table:number-columns-repeated="1021"/>
        </table:table-row>
        <table:table-row table:style-name="ro3">
          <table:table-cell table:style-name="ce2"/>
          <table:table-cell office:value-type="string" calcext:value-type="string">
            <text:p>Existing:</text:p>
          </table:table-cell>
          <table:table-cell table:style-name="ce1" office:value-type="string" calcext:value-type="string">
            <text:p>International Existing Building Code 2009 (WI Commercial Building Code SPS 366)</text:p>
          </table:table-cell>
          <table:table-cell table:number-columns-repeated="1021"/>
        </table:table-row>
        <table:table-row table:style-name="ro3">
          <table:table-cell table:style-name="ce2"/>
          <table:table-cell office:value-type="string" calcext:value-type="string">
            <text:p>Energy Conservation:</text:p>
          </table:table-cell>
          <table:table-cell table:style-name="ce1" office:value-type="string" calcext:value-type="string">
            <text:p>International <text:s/>Energy <text:s/>Conservation <text:s/>Code 2009 (WI Commercial Building Code v363)</text:p>
          </table:table-cell>
          <table:table-cell table:number-columns-repeated="1021"/>
        </table:table-row>
        <table:table-row table:style-name="ro3">
          <table:table-cell table:style-name="ce2"/>
          <table:table-cell office:value-type="string" calcext:value-type="string">
            <text:p>Plumbing:</text:p>
          </table:table-cell>
          <table:table-cell table:style-name="ce1" office:value-type="string" calcext:value-type="string">
            <text:p>International <text:s/>Plumbing Code (WI Commercial Building Code SPS 381-387)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Mechanical:</text:p>
          </table:table-cell>
          <table:table-cell table:style-name="ce1" office:value-type="string" calcext:value-type="string">
            <text:p>Mechanical Code IMC 2009 (WI Commercial Building Code SPS 364)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Electrical</text:p>
          </table:table-cell>
          <table:table-cell table:style-name="ce1" office:value-type="string" calcext:value-type="string">
            <text:p>Electrical Code NEC 2008(WI Commercial Building Code SPS 316</text:p>
          </table:table-cell>
          <table:table-cell table:number-columns-repeated="1021"/>
        </table:table-row>
        <table:table-row table:style-name="ro3">
          <table:table-cell table:style-name="ce2"/>
          <table:table-cell office:value-type="string" calcext:value-type="string">
            <text:p>Fire:</text:p>
          </table:table-cell>
          <table:table-cell table:style-name="ce1" office:value-type="string" calcext:value-type="string">
            <text:p>Fire/Life Safety Code 2009 NFPA-1 (WI Commercial Building Code SPS 314 &amp; 330)</text:p>
          </table:table-cell>
          <table:table-cell table:number-columns-repeated="1021"/>
        </table:table-row>
        <table:table-row table:style-name="ro3">
          <table:table-cell table:style-name="ce2"/>
          <table:table-cell office:value-type="string" calcext:value-type="string">
            <text:p>Accessibility:</text:p>
          </table:table-cell>
          <table:table-cell table:style-name="ce1" office:value-type="string" calcext:value-type="string">
            <text:p>ANSI Standard A117.1-2009- for Accessibility (WI Commercial Building Code SPS 362)</text:p>
          </table:table-cell>
          <table:table-cell table:number-columns-repeated="1021"/>
        </table:table-row>
        <table:table-row table:style-name="ro3">
          <table:table-cell table:style-name="ce2"/>
          <table:table-cell office:value-type="string" calcext:value-type="string">
            <text:p>Fuel:</text:p>
          </table:table-cell>
          <table:table-cell table:style-name="ce1" office:value-type="string" calcext:value-type="string">
            <text:p>International Fuel Gas Code 2009 (WI Commercial Building Code Chapter 36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klers: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up.codes/viewer/alabama/int_building_code_2009/chapter/9/fire-protection-systems#903" xlink:type="simple">https://up.codes/viewer/alabama/int_building_code_2009/chapter/9/fire-protection-systems#903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ment:</text:p>
          </table:table-cell>
          <table:table-cell office:value-type="string" calcext:value-type="string">
            <text:p>No Ba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ation Level (IEBC 405):</text:p>
          </table:table-cell>
          <table:table-cell office:value-type="string" calcext:value-type="string">
            <text:p>Level 2</text:p>
          </table:table-cell>
          <table:table-cell/>
          <table:table-cell office:value-type="string" calcext:value-type="string">
            <text:p><text:a xlink:href="https://up.codes/viewer/pennsylvania/int_ebc_2009/chapter/4/classification-of-work#404" xlink:type="simple">https://up.codes/viewer/pennsylvania/int_ebc_2009/chapter/4/classification-of-work#404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upancy Types (302.1):</text:p>
          </table:table-cell>
          <table:table-cell office:value-type="string" calcext:value-type="string">
            <text:p>Factory Industrial F-2 Low-Hazard Occupancy</text:p>
          </table:table-cell>
          <table:table-cell/>
          <table:table-cell office:value-type="string" calcext:value-type="string">
            <text:p><text:a xlink:href="https://up.codes/viewer/alabama/int_building_code_2009/chapter/3/use-and-occupancy-classification#302" xlink:type="simple">https://up.codes/viewer/alabama/int_building_code_2009/chapter/3/use-and-occupancy-classification#302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usiness Group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 of Construction:</text:p>
          </table:table-cell>
          <table:table-cell office:value-type="string" calcext:value-type="string">
            <text:p>TYPE III-B</text:p>
          </table:table-cell>
          <table:table-cell/>
          <table:table-cell office:value-type="string" calcext:value-type="string">
            <text:p><text:a xlink:href="https://up.codes/viewer/alabama/int_building_code_2009/chapter/6/types-of-construction#602" xlink:type="simple">https://up.codes/viewer/alabama/int_building_code_2009/chapter/6/types-of-construction#602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of Stories</text:p>
          </table:table-cell>
          <table:table-cell office:value-type="string" calcext:value-type="string">
            <text:p>1 Story (w/ Mezzanin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TION 506 BUILDING AREA MODIFICATIONS</text:p>
          </table:table-cell>
          <table:table-cell table:number-columns-repeated="2"/>
          <table:table-cell office:value-type="string" calcext:value-type="string">
            <text:p><text:a xlink:href="https://up.codes/viewer/alabama/int_building_code_2009/chapter/5/general-building-heights-and-areas#506" xlink:type="simple">https://up.codes/viewer/alabama/int_building_code_2009/chapter/5/general-building-heights-and-areas#506</text:a>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Building perimeter lengths (ft)</text:p>
          </table:table-cell>
          <table:table-cell office:value-type="string" calcext:value-type="string">
            <text:p>Distance to property line or to far side of R.O.W. (f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ing north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ing east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60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ing south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ing west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60+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llowable Areas and Heights </text:p>
            <text:p>Type IIIB</text:p>
            <text:p>Factory (F-2) Occupanc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llowable area per floor:</text:p>
          </table:table-cell>
          <table:table-cell office:value-type="string" calcext:value-type="string">
            <text:p>41249 sq.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41249 sq.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imum allowable stories: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llowable Areas and Heights</text:p>
            <text:p>Type IIIB</text:p>
            <text:p>Business (B) Occupancy</text:p>
          </table:table-cell>
          <table:table-cell office:value-type="string" calcext:value-type="string">
            <text:p>Allowable area per floor:</text:p>
          </table:table-cell>
          <table:table-cell office:value-type="string" calcext:value-type="string">
            <text:p>31523 sq.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31523 sq.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imum allowable stories: 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BLE 601- FIRE-RESISTANCE RATING REQUIREMENTS FOR BUILDING ELEMENTS (hours)</text:p>
          </table:table-cell>
          <table:table-cell office:value-type="string" calcext:value-type="string">
            <text:p>Structural Frame:</text:p>
          </table:table-cell>
          <table:table-cell table:style-name="ce1" office:value-type="string" calcext:value-type="string">
            <text:p>0 hr</text:p>
          </table:table-cell>
          <table:table-cell office:value-type="string" calcext:value-type="string">
            <text:p><text:a xlink:href="https://up.codes/viewer/alabama/int_building_code_2009/chapter/6/types-of-construction#602.1" xlink:type="simple">https://up.codes/viewer/alabama/int_building_code_2009/chapter/6/types-of-construction#602.1</text:a>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Bearing Walls- exterior:</text:p>
          </table:table-cell>
          <table:table-cell table:style-name="ce1" office:value-type="string" calcext:value-type="string">
            <text:p>2 hr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string" calcext:value-type="string">
            <text:p>Bearing Walls-interior:</text:p>
          </table:table-cell>
          <table:table-cell table:style-name="ce1" office:value-type="string" calcext:value-type="string">
            <text:p>0 hr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Non-bearing walls-exterior - </text:p>
            <text:p>Fire Separation Distance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5"/>
          <table:table-cell/>
          <table:table-cell table:style-name="ce1" office:value-type="string" calcext:value-type="string">
            <text:p>X &lt; 5c = 1 hr</text:p>
          </table:table-cell>
          <table:table-cell table:number-columns-repeated="1021"/>
        </table:table-row>
        <table:table-row table:style-name="ro1">
          <table:table-cell table:style-name="ce5"/>
          <table:table-cell/>
          <table:table-cell table:style-name="ce1" office:value-type="string" calcext:value-type="string">
            <text:p>5 = X&lt; 10 = 1 hr</text:p>
          </table:table-cell>
          <table:table-cell table:number-columns-repeated="1021"/>
        </table:table-row>
        <table:table-row table:style-name="ro1">
          <table:table-cell table:style-name="ce5"/>
          <table:table-cell/>
          <table:table-cell table:style-name="ce1" office:value-type="string" calcext:value-type="string">
            <text:p>10 = X&lt; 30 = 1 hr</text:p>
          </table:table-cell>
          <table:table-cell table:number-columns-repeated="1021"/>
        </table:table-row>
        <table:table-row table:style-name="ro1">
          <table:table-cell table:style-name="ce5"/>
          <table:table-cell/>
          <table:table-cell table:style-name="ce1" office:value-type="string" calcext:value-type="string">
            <text:p>X = 30 = 0 hr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string" calcext:value-type="string">
            <text:p>Non-bearing walls-interior:</text:p>
          </table:table-cell>
          <table:table-cell table:style-name="ce1" office:value-type="string" calcext:value-type="string">
            <text:p>0 hr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string" calcext:value-type="string">
            <text:p>Floor Construction:</text:p>
          </table:table-cell>
          <table:table-cell table:style-name="ce1" office:value-type="string" calcext:value-type="string">
            <text:p>0 hr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string" calcext:value-type="string">
            <text:p>Roof Construction:</text:p>
          </table:table-cell>
          <table:table-cell table:style-name="ce1" office:value-type="string" calcext:value-type="string">
            <text:p>0 hr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orridor Fire Resistance Rating (Table 1018.1)</text:p>
          </table:table-cell>
          <table:table-cell office:value-type="string" calcext:value-type="string">
            <text:p>1 hr without Sprinklers</text:p>
          </table:table-cell>
          <table:table-cell/>
          <table:table-cell office:value-type="string" calcext:value-type="string">
            <text:p><text:a xlink:href="https://up.codes/viewer/alabama/int_building_code_2009/chapter/10/means-of-egress#1018" xlink:type="simple">https://up.codes/viewer/alabama/int_building_code_2009/chapter/10/means-of-egress#1018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on Path of Egress Travel: (1014.3)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<text:a xlink:href="https://up.codes/viewer/alabama/int_building_code_2009/chapter/10/means-of-egress#1014.3" xlink:type="simple">https://up.codes/viewer/alabama/int_building_code_2009/chapter/10/means-of-egress#1014.3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um Travel Distance: (1016.1)</text:p>
          </table:table-cell>
          <table:table-cell office:value-type="string" calcext:value-type="string">
            <text:p>B: 200ft</text:p>
          </table:table-cell>
          <table:table-cell/>
          <table:table-cell office:value-type="string" calcext:value-type="string">
            <text:p><text:a xlink:href="https://up.codes/viewer/alabama/int_building_code_2009/chapter/10/means-of-egress#1016" xlink:type="simple">https://up.codes/viewer/alabama/int_building_code_2009/chapter/10/means-of-egress#1016</text:a>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/>
            <text:p>F-2: 300f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in. number of exits less than 500 (Table 1015.1 &amp; Table 1021.1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up.codes/viewer/alabama/int_building_code_2009/chapter/10/means-of-egress#1015" xlink:type="simple">https://up.codes/viewer/alabama/int_building_code_2009/chapter/10/means-of-egress#1015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d end corridor max. length</text:p>
          </table:table-cell>
          <table:table-cell office:value-type="string" calcext:value-type="string">
            <text:p>Existing (IEBC 805.6): 35ft</text:p>
          </table:table-cell>
          <table:table-cell/>
          <table:table-cell office:value-type="string" calcext:value-type="string">
            <text:p><text:a xlink:href="https://up.codes/viewer/wyoming/iebc-2015/chapter/8/alterations-level-2#805.6" xlink:type="simple">https://up.codes/viewer/wyoming/iebc-2015/chapter/8/alterations-level-2#805.6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Construction (1018.4): 20ft</text:p>
          </table:table-cell>
          <table:table-cell/>
          <table:table-cell office:value-type="string" calcext:value-type="string">
            <text:p><text:a xlink:href="https://up.codes/viewer/alabama/ibc-2009/chapter/10/means-of-egress#1018.4" xlink:type="simple">https://up.codes/viewer/alabama/ibc-2009/chapter/10/means-of-egress#1018.4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 Extinguishers:</text:p>
          </table:table-cell>
          <table:table-cell office:value-type="string" calcext:value-type="string">
            <text:p>Type 2-A: (everywhere except kitchen)</text:p>
          </table:table-cell>
          <table:table-cell/>
          <table:table-cell office:value-type="string" calcext:value-type="string">
            <text:p><text:a xlink:href="https://up.codes/viewer/alabama/ibc-2009/chapter/9/fire-protection-systems#906.3" xlink:type="simple">https://up.codes/viewer/alabama/ibc-2009/chapter/9/fire-protection-systems#906.3</text:a>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Maximum Floor Area Per Unit of A:</text:p>
          </table:table-cell>
          <table:table-cell table:style-name="ce5" office:value-type="string" calcext:value-type="string">
            <text:p>1,500sf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Maximum Distance to Extinguisher:</text:p>
          </table:table-cell>
          <table:table-cell table:style-name="ce5" office:value-type="string" calcext:value-type="string">
            <text:p>75f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Hazard Classification:</text:p>
          </table:table-cell>
          <table:table-cell table:style-name="ce5" office:value-type="string" calcext:value-type="string">
            <text:p>Ordinary (Moderate)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/>
          <table:table-cell table:style-name="ce5"/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table:style-name="ce2" office:value-type="string" calcext:value-type="string">
            <text:p>Type K:</text:p>
          </table:table-cell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table:style-name="ce2" office:value-type="string" calcext:value-type="string">
            <text:p>2.5-gallon or (2)1.5-gallon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Maximum Distance to Extinguisher:</text:p>
          </table:table-cell>
          <table:table-cell table:style-name="ce5" office:value-type="string" calcext:value-type="string">
            <text:p>Within 30ft of cooking equipmen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Hazard Classification:</text:p>
          </table:table-cell>
          <table:table-cell table:style-name="ce5" office:value-type="string" calcext:value-type="string">
            <text:p>Ordinary (Moderate)</text:p>
          </table:table-cell>
          <table:table-cell table:style-name="Default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e" table:style-name="ta1">
        <table:table-column table:style-name="co5" table:default-cell-style-name="Default"/>
        <table:table-column table:style-name="co6" table:default-cell-style-name="ce4"/>
        <table:table-column table:style-name="co7" table:default-cell-style-name="ce8"/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7:09:06.9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17:21:24.077000000</dc:date>
    <meta:editing-duration>PT5H26M23S</meta:editing-duration>
    <meta:editing-cycles>16</meta:editing-cycles>
    <meta:generator>LibreOffice/5.3.2.2$Windows_X86_64 LibreOffice_project/6cd4f1ef626f15116896b1d8e1398b56da0d0ee1</meta:generator>
    <meta:document-statistic meta:table-count="2" meta:cell-count="130" meta:object-count="0"/>
  </office:meta>
</office:document-meta>
</file>